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562.2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Objects</text:p>
          </table:table-cell>
          <table:table-cell table:style-name="ce1" office:value-type="string" calcext:value-type="string">
            <text:p>Grasp Attempts</text:p>
          </table:table-cell>
          <table:table-cell table:style-name="ce1" office:value-type="string" calcext:value-type="string">
            <text:p>Grasp Success</text:p>
          </table:table-cell>
          <table:table-cell table:style-name="ce1" office:value-type="string" calcext:value-type="string">
            <text:p>No Plan</text:p>
          </table:table-cell>
          <table:table-cell table:style-name="ce1" office:value-type="string" calcext:value-type="string">
            <text:p>Regrasps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Height</text:p>
          </table:table-cell>
          <table:table-cell table:style-name="Default" table:number-columns-repeated="2"/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,12,14,15,23,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,15,19,21,27,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  <table:table-cell table:style-name="Default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,9,15,17,25,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7,9,16,23,26,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.1</text:p>
          </table:table-cell>
          <table:table-cell table:style-name="Default" table:number-columns-repeated="2"/>
          <table:table-cell table:style-name="ce3" office:value-type="string" calcext:value-type="string">
            <text:p>Stegosaurus (23) dorsal plate bent. Velocoraptor (26) not segmented properly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,9,17,19,20,2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,4,11,15,17,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3,15,16,19,22,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table:style-name="Default" table:number-columns-repeated="2"/>
          <table:table-cell table:style-name="ce3" office:value-type="string" calcext:value-type="string">
            <text:p>(31) slipped out after not quite deep enough grasp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,2,8,13,16,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3" calcext:value-type="float">
            <text:p>9.3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,26,29,31,33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5,12,18,20,31,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table:style-name="Default" table:number-columns-repeated="2"/>
          <table:table-cell table:style-name="ce3" office:value-type="string" calcext:value-type="string">
            <text:p>Collided with handle of mug (31) before close. Not deep enough on mug (32)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,3,12,14,17,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8,12,17,21,31,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3" office:value-type="string" calcext:value-type="string">
            <text:p>Not deep enough on large mug (32)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,5,8,24,28,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.8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5,6,7,19,21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,17,23,24,25,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,7,8,18,22,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5,12,13,20,26,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style-name="ce3" office:value-type="string" calcext:value-type="string">
            <text:p>(12) collided with bin; grasp was successful but object rotated as hand closed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,9,20,21,24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,6,18,28,33,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table:number-columns-repeated="2"/>
          <table:table-cell table:style-name="ce3" office:value-type="string" calcext:value-type="string">
            <text:p>Grasp not centered on mug (28) bottom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,5,16,18,21,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3" office:value-type="string" calcext:value-type="string">
            <text:p>Velocoraptor (26) segmented improperly; grasp not antipodal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,3,10,27,32,3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,4,5,21,23,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,9,15,20,27,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table:number-columns-repeated="2"/>
          <table:table-cell table:style-name="ce3" office:value-type="string" calcext:value-type="string">
            <text:p>Grasp not aligned with boat (1).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,6,17,28,29,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table:number-columns-repeated="2"/>
          <table:table-cell table:style-name="ce3" office:value-type="string" calcext:value-type="string">
            <text:p>Grasp not deep enough on wine glass (34).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3,14,15,17,18,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7,14,15,23,26,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,4,8,13,26,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table:number-columns-repeated="2"/>
          <table:table-cell table:style-name="ce3" office:value-type="string" calcext:value-type="string">
            <text:p>Object (4) slipped out as fingers closed.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,8,10,18,24,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table:style-name="ce3" office:value-type="string" calcext:value-type="string">
            <text:p>Boat (1) deformed and slid out as gripper closed. Perception of spinosaurus (24) innacurate.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5,6,11,13,21,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.9" calcext:value-type="float">
            <text:p>8.9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6,13,20,21,29,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3" office:value-type="string" calcext:value-type="string">
            <text:p>Temporarily placed mug (29) upright; much of the mug was not seen, failed to grasp handle.</text:p>
          </table:table-cell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Standard Err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lace SR</text:p>
          </table:table-cell>
          <table:table-cell table:formula="of:=SUM([.G2:.G31])/(6 * COUNT([.G2:.G31]))" office:value-type="float" office:value="0.916666666666667" calcext:value-type="float">
            <text:p>0.9166666667</text:p>
          </table:table-cell>
          <table:table-cell table:formula="of:=SQRT((SUM([.G2:.G31]) * POWER(1 - [.B34]; 2) + (6 * COUNT([.G2:.G31]) - SUM([.G2:.G31])) * POWER(0 - [.B34]; 2)) / (6*COUNT([.G2:.G31])-1)) / SQRT(6*COUNT([.G2:.G31]))" office:value-type="float" office:value="0.0206580146483555" calcext:value-type="float">
            <text:p>0.02065801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lace ER</text:p>
          </table:table-cell>
          <table:table-cell table:formula="of:=SUM([.G2:.G31])/(6*COUNT([.G2:.G31]) - SUM([.E2:.E31]))" office:value-type="float" office:value="0.916666666666667" calcext:value-type="float">
            <text:p>0.9166666667</text:p>
          </table:table-cell>
          <table:table-cell table:formula="of:=SQRT((SUM([.G2:.G31]) * POWER(1 - [.B35]; 2) + (6 * COUNT([.G2:.G31]) - SUM([.E2:.E31]) - SUM([.G2:.G31])) * POWER(0 - [.B35]; 2)) / (6 * COUNT([.G2:.G31]) - SUM([.E2:.E31]) - 1)) / SQRT(6 * COUNT([.G2:.G31]) - SUM([.E2:.E31]))" office:value-type="float" office:value="0.0206580146483555" calcext:value-type="float">
            <text:p>0.02065801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rasp SR</text:p>
          </table:table-cell>
          <table:table-cell table:formula="of:=SUM([.D2:.D31]) / SUM([.C2:.C31])" office:value-type="float" office:value="0.933333333333333" calcext:value-type="float">
            <text:p>0.9333333333</text:p>
          </table:table-cell>
          <table:table-cell table:formula="of:=SQRT((SUM([.D2:.D31]) * POWER(1 - [.B36]; 2) + (SUM([.C2:.C31]) - SUM([.D2:.D31])) * POWER(0 - [.B36]; 2)) / (SUM([.C2:.C31]) - 1)) / SQRT(SUM([.C2:.C31]))" office:value-type="float" office:value="0.0172543902217525" calcext:value-type="float">
            <text:p>0.017254390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6</text:p>
          </table:table-cell>
          <table:table-cell table:number-matrix-columns-spanned="1" table:number-matrix-rows-spanned="1" table:formula="of:=AVERAGE(IF([.G2:.G31]=6;[.H2:.H31]))" office:value-type="float" office:value="7.33888888888889" calcext:value-type="float">
            <text:p>7.3388888889</text:p>
          </table:table-cell>
          <table:table-cell table:number-matrix-columns-spanned="1" table:number-matrix-rows-spanned="1" table:formula="of:=STDEV(IF([.G2:.G31]=6;[.H2:.H31])) / SQRT(SUM(IF([.G2:.G31]=6;1)))" office:value-type="float" office:value="0.241338707676169" calcext:value-type="float">
            <text:p>0.241338707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5</text:p>
          </table:table-cell>
          <table:table-cell table:number-matrix-columns-spanned="1" table:number-matrix-rows-spanned="1" table:formula="of:=AVERAGE(IF([.G2:.G31]=5;[.H2:.H31]))" office:value-type="float" office:value="7.71111111111111" calcext:value-type="float">
            <text:p>7.7111111111</text:p>
          </table:table-cell>
          <table:table-cell table:number-matrix-columns-spanned="1" table:number-matrix-rows-spanned="1" table:formula="of:=STDEV(IF([.G2:.G31]=5;[.H2:.H31])) / SQRT(SUM(IF([.G2:.G31]=5;1)))" office:value-type="float" office:value="0.880253190288081" calcext:value-type="float">
            <text:p>0.880253190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4</text:p>
          </table:table-cell>
          <table:table-cell table:number-matrix-columns-spanned="1" table:number-matrix-rows-spanned="1" table:formula="of:=AVERAGE(IF([.G2:.G31]=4;[.H2:.H31]))" office:value-type="float" office:value="9.96666666666667" calcext:value-type="float">
            <text:p>9.9666666667</text:p>
          </table:table-cell>
          <table:table-cell table:number-matrix-columns-spanned="1" table:number-matrix-rows-spanned="1" table:formula="of:=STDEV(IF([.G2:.G31]=4;[.H2:.H31])) / SQRT(SUM(IF([.G2:.G31]=4;1)))" office:value-type="float" office:value="1.07289846262874" calcext:value-type="float">
            <text:p>1.072898462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3</text:p>
          </table:table-cell>
          <table:table-cell table:number-matrix-columns-spanned="1" table:number-matrix-rows-spanned="1" table:formula="of:=AVERAGE(IF([.G2:.G31]=3;[.H2:.H31]))" office:value-type="string" office:string-value="" calcext:value-type="error">
            <text:p>#DIV/0!</text:p>
          </table:table-cell>
          <table:table-cell table:number-matrix-columns-spanned="1" table:number-matrix-rows-spanned="1" table:formula="of:=STDEV(IF([.G2:.G31]=3;[.H2:.H31])) / SQRT(SUM(IF([.G2:.G31]=3;1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/>
          <table:table-cell office:value-type="string" calcext:value-type="string">
            <text:p>Total</text:p>
          </table:table-cell>
          <table:table-cell office:value-type="string" calcext:value-type="string">
            <text:p>Attemp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grasps</text:p>
          </table:table-cell>
          <table:table-cell table:formula="of:=SUM([.F1:.F31])" office:value-type="float" office:value="30" calcext:value-type="float">
            <text:p>30</text:p>
          </table:table-cell>
          <table:table-cell table:formula="of:=SUM([.C1:.C31])" office:value-type="float" office:value="210" calcext:value-type="float">
            <text:p>210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Grasps</text:p>
          </table:table-cell>
          <table:table-cell table:formula="of:=SUM([.D2:.D31])" office:value-type="float" office:value="196" calcext:value-type="float">
            <text:p>196</text:p>
          </table:table-cell>
          <table:table-cell table:formula="of:=SUM([.C2:.C31])" office:value-type="float" office:value="210" calcext:value-type="float">
            <text:p>210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Places</text:p>
          </table:table-cell>
          <table:table-cell table:formula="of:=SUM([.G2:.G31])" office:value-type="float" office:value="165" calcext:value-type="float">
            <text:p>165</text:p>
          </table:table-cell>
          <table:table-cell table:formula="of:=6*COUNT([.H2:.H31])" office:value-type="float" office:value="180" calcext:value-type="float">
            <text:p>180</text:p>
          </table:table-cell>
          <table:table-cell table:number-columns-repeated="8"/>
        </table:table-row>
        <table:table-row table:style-name="ro2" table:number-rows-repeated="4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00/00/0000</text:date>, <text:time style:data-style-name="N2" text:time-value="11:52:31.377666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9:41:42.659113229</meta:creation-date>
    <dc:date>2020-11-10T14:48:21.076444535</dc:date>
    <meta:editing-duration>PT12H22M53S</meta:editing-duration>
    <meta:editing-cycles>91</meta:editing-cycles>
    <meta:generator>LibreOffice/5.1.6.2$Linux_X86_64 LibreOffice_project/10m0$Build-2</meta:generator>
    <meta:document-statistic meta:table-count="1" meta:cell-count="295" meta:object-count="0"/>
  </office:meta>
</office:document-meta>
</file>